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000000001bfd5b401" svg:font-family="font000000001bfd5b40"/>
    <style:font-face style:name="Liberation Sans1" svg:font-family="'Liberation Sans'" style:font-pitch="variable"/>
    <style:font-face style:name="Tahoma1" svg:font-family="Tahoma" style:font-pitch="variable"/>
    <style:font-face style:name="font000000001bfd5b40" svg:font-family="font000000001bfd5b4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e599"/>
    </style:style>
    <style:style style:name="gr2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solid" draw:fill-color="#ea9999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7cm" fo:min-width="0.42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66ccff"/>
    </style:style>
    <style:style style:name="gr6" style:family="graphic" style:parent-style-name="standard">
      <style:graphic-properties draw:stroke="none" draw:fill="solid" draw:fill-color="#000000" draw:opacity="0%"/>
    </style:style>
    <style:style style:name="gr7" style:family="graphic" style:parent-style-name="standard">
      <style:graphic-properties draw:stroke="solid" svg:stroke-width="0.016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7cm" fo:min-width="0.148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f66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7cm" fo:min-width="0.67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7cm" fo:min-width="0.39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7cm" fo:min-width="0.281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66ff99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7cm" fo:min-width="0.701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0000"/>
    </style:style>
    <style:style style:name="P1" style:family="paragraph">
      <loext:graphic-properties draw:fill="solid" draw:fill-color="#ffe599"/>
    </style:style>
    <style:style style:name="P2" style:family="paragraph">
      <loext:graphic-properties draw:fill="none"/>
    </style:style>
    <style:style style:name="P3" style:family="paragraph">
      <loext:graphic-properties draw:fill="solid" draw:fill-color="#ea9999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4.30000019073486pt" style:font-size-asian="4.30000019073486pt" style:font-size-complex="4.30000019073486pt"/>
    </style:style>
    <style:style style:name="P6" style:family="paragraph">
      <loext:graphic-properties draw:fill="solid" draw:fill-color="#66ccff"/>
    </style:style>
    <style:style style:name="P7" style:family="paragraph">
      <loext:graphic-properties draw:fill="solid" draw:fill-color="#000000" draw:opacity="0%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ffff66"/>
    </style:style>
    <style:style style:name="P10" style:family="paragraph">
      <loext:graphic-properties draw:fill="solid" draw:fill-color="#66ff99"/>
    </style:style>
    <style:style style:name="T1" style:family="text">
      <style:text-properties fo:color="#000000" style:font-name="font000000001bfd5b401" fo:font-size="4.30000019073486pt" style:font-size-asian="4.30000019073486pt" style:font-name-complex="font000000001bfd5b401" style:font-size-complex="4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56cm" svg:height="0.238cm" svg:x="2.297cm" svg:y="0.861cm" svg:viewBox="0 0 561 239" draw:points="0,0 561,0 561,239 0,239">
          <text:p/>
        </draw:polygon>
        <draw:polygon draw:style-name="gr2" draw:text-style-name="P2" draw:layer="layout" svg:width="0.56cm" svg:height="0.238cm" svg:x="2.297cm" svg:y="0.861cm" svg:viewBox="0 0 561 239" draw:points="0,0 561,0 561,239 0,239">
          <text:p/>
        </draw:polygon>
        <draw:polygon draw:style-name="gr3" draw:text-style-name="P3" draw:layer="layout" svg:width="0.561cm" svg:height="0.238cm" svg:x="2.29cm" svg:y="1.199cm" svg:viewBox="0 0 562 239" draw:points="0,0 562,0 562,239 0,239">
          <text:p/>
        </draw:polygon>
        <draw:polygon draw:style-name="gr2" draw:text-style-name="P2" draw:layer="layout" svg:width="0.561cm" svg:height="0.238cm" svg:x="2.29cm" svg:y="1.199cm" svg:viewBox="0 0 562 239" draw:points="0,0 562,0 562,239 0,239">
          <text:p/>
        </draw:polygon>
        <draw:frame draw:style-name="gr4" draw:text-style-name="P5" draw:layer="layout" svg:width="0.434cm" svg:height="0.175cm" svg:x="2.37cm" svg:y="0.897cm">
          <draw:text-box>
            <text:p text:style-name="P4"><text:span text:style-name="T1">linear</text:span></text:p>
          </draw:text-box>
        </draw:frame>
        <draw:path draw:style-name="gr5" draw:text-style-name="P6" draw:layer="layout" svg:width="0.715cm" svg:height="0.36cm" svg:x="3.082cm" svg:y="0.969cm" svg:viewBox="0 0 716 361" svg:d="M0 180c0-100 161-180 359-180 197 0 357 80 357 180 0 101-160 181-357 181-198 0-359-80-359-181z">
          <text:p/>
        </draw:path>
        <draw:path draw:style-name="gr2" draw:text-style-name="P2" draw:layer="layout" svg:width="0.715cm" svg:height="0.36cm" svg:x="3.082cm" svg:y="0.969cm" svg:viewBox="0 0 716 361" svg:d="M0 180c0-100 161-180 359-180 197 0 357 80 357 180 0 101-160 181-357 181-198 0-359-80-359-181z">
          <text:p/>
        </draw:path>
        <draw:frame draw:style-name="gr4" draw:text-style-name="P5" draw:layer="layout" svg:width="0.434cm" svg:height="0.175cm" svg:x="2.363cm" svg:y="1.235cm">
          <draw:text-box>
            <text:p text:style-name="P4"><text:span text:style-name="T1">linear</text:span></text:p>
          </draw:text-box>
        </draw:frame>
        <draw:polygon draw:style-name="gr6" draw:text-style-name="P7" draw:layer="layout" svg:width="0.33cm" svg:height="0.041cm" svg:x="2.857cm" svg:y="0.98cm" svg:viewBox="0 0 331 42" draw:points="0,0 331,42">
          <text:p/>
        </draw:polygon>
        <draw:line draw:style-name="gr2" draw:text-style-name="P2" draw:layer="layout" svg:x1="2.857cm" svg:y1="0.98cm" svg:x2="3.092cm" svg:y2="1.01cm">
          <text:p/>
        </draw:line>
        <draw:polygon draw:style-name="gr7" draw:text-style-name="P8" draw:layer="layout" svg:width="0.075cm" svg:height="0.053cm" svg:x="3.088cm" svg:y="0.983cm" svg:viewBox="0 0 76 54" draw:points="0,54 76,37 7,0">
          <text:p/>
        </draw:polygon>
        <draw:polygon draw:style-name="gr6" draw:text-style-name="P7" draw:layer="layout" svg:width="0.336cm" svg:height="0.041cm" svg:x="2.851cm" svg:y="1.277cm" svg:viewBox="0 0 337 42" draw:points="0,42 337,0">
          <text:p/>
        </draw:polygon>
        <draw:line draw:style-name="gr2" draw:text-style-name="P2" draw:layer="layout" svg:x1="2.851cm" svg:y1="1.319cm" svg:x2="3.092cm" svg:y2="1.288cm">
          <text:p/>
        </draw:line>
        <draw:polygon draw:style-name="gr7" draw:text-style-name="P8" draw:layer="layout" svg:width="0.075cm" svg:height="0.053cm" svg:x="3.088cm" svg:y="1.262cm" svg:viewBox="0 0 76 54" draw:points="7,54 76,18 0,0">
          <text:p/>
        </draw:polygon>
        <draw:polygon draw:style-name="gr6" draw:text-style-name="P7" draw:layer="layout" svg:width="0.431cm" svg:height="0.136cm" svg:x="2.901cm" svg:y="0.716cm" svg:viewBox="0 0 432 137" draw:points="0,0 432,0 432,137 0,137">
          <text:p/>
        </draw:polygon>
        <draw:frame draw:style-name="gr8" draw:text-style-name="P5" draw:layer="layout" svg:width="0.148cm" svg:height="0.175cm" svg:x="3.403cm" svg:y="1.066cm">
          <draw:text-box>
            <text:p text:style-name="P4"><text:span text:style-name="T1">z</text:span></text:p>
          </draw:text-box>
        </draw:frame>
        <draw:polygon draw:style-name="gr6" draw:text-style-name="P7" draw:layer="layout" svg:width="0.628cm" svg:height="0.136cm" svg:x="2.901cm" svg:y="1.224cm" svg:viewBox="0 0 629 137" draw:points="0,0 629,0 629,137 0,137">
          <text:p/>
        </draw:polygon>
        <draw:frame draw:style-name="gr8" draw:text-style-name="P5" draw:layer="layout" svg:width="0.148cm" svg:height="0.175cm" svg:x="2.974cm" svg:y="0.785cm">
          <draw:text-box>
            <text:p text:style-name="P4"><text:span text:style-name="T1">µ</text:span></text:p>
          </draw:text-box>
        </draw:frame>
        <draw:polygon draw:style-name="gr6" draw:text-style-name="P7" draw:layer="layout" svg:width="0.225cm" svg:height="0.001cm" svg:x="3.797cm" svg:y="1.148cm" svg:viewBox="0 0 226 2" draw:points="0,2 226,0">
          <text:p/>
        </draw:polygon>
        <draw:line draw:style-name="gr2" draw:text-style-name="P2" draw:layer="layout" svg:x1="3.797cm" svg:y1="1.149cm" svg:x2="3.926cm" svg:y2="1.148cm">
          <text:p/>
        </draw:line>
        <draw:polygon draw:style-name="gr7" draw:text-style-name="P8" draw:layer="layout" svg:width="0.073cm" svg:height="0.053cm" svg:x="3.925cm" svg:y="1.122cm" svg:viewBox="0 0 74 54" draw:points="1,54 74,26 0,0">
          <text:p/>
        </draw:polygon>
        <draw:polygon draw:style-name="gr6" draw:text-style-name="P7" draw:layer="layout" svg:width="0.217cm" svg:height="0.169cm" svg:x="2.08cm" svg:y="0.98cm" svg:viewBox="0 0 218 170" draw:points="0,170 218,0">
          <text:p/>
        </draw:polygon>
        <draw:line draw:style-name="gr2" draw:text-style-name="P2" draw:layer="layout" svg:x1="2.08cm" svg:y1="1.15cm" svg:x2="2.222cm" svg:y2="1.039cm">
          <text:p/>
        </draw:line>
        <draw:polygon draw:style-name="gr7" draw:text-style-name="P8" draw:layer="layout" svg:width="0.074cm" svg:height="0.066cm" svg:x="2.205cm" svg:y="0.994cm" svg:viewBox="0 0 75 67" draw:points="33,67 75,0 0,25">
          <text:p/>
        </draw:polygon>
        <draw:polygon draw:style-name="gr6" draw:text-style-name="P7" draw:layer="layout" svg:width="0.21cm" svg:height="0.169cm" svg:x="2.08cm" svg:y="1.149cm" svg:viewBox="0 0 211 170" draw:points="0,0 211,170">
          <text:p/>
        </draw:polygon>
        <draw:line draw:style-name="gr2" draw:text-style-name="P2" draw:layer="layout" svg:x1="2.08cm" svg:y1="1.149cm" svg:x2="2.216cm" svg:y2="1.259cm">
          <text:p/>
        </draw:line>
        <draw:polygon draw:style-name="gr7" draw:text-style-name="P8" draw:layer="layout" svg:width="0.073cm" svg:height="0.066cm" svg:x="2.199cm" svg:y="1.237cm" svg:viewBox="0 0 74 67" draw:points="0,42 74,67 34,0">
          <text:p/>
        </draw:polygon>
        <draw:polygon draw:style-name="gr9" draw:text-style-name="P9" draw:layer="layout" svg:width="0.831cm" svg:height="0.743cm" svg:x="1.228cm" svg:y="0.776cm" svg:viewBox="0 0 832 744" draw:points="0,0 832,0 832,744 0,744">
          <text:p/>
        </draw:polygon>
        <draw:polygon draw:style-name="gr2" draw:text-style-name="P2" draw:layer="layout" svg:width="0.831cm" svg:height="0.743cm" svg:x="1.228cm" svg:y="0.776cm" svg:viewBox="0 0 832 744" draw:points="0,0 832,0 832,744 0,744">
          <text:p/>
        </draw:polygon>
        <draw:frame draw:style-name="gr8" draw:text-style-name="P5" draw:layer="layout" svg:width="0.148cm" svg:height="0.175cm" svg:x="2.974cm" svg:y="1.293cm">
          <draw:text-box>
            <text:p text:style-name="P4"><text:span text:style-name="T1">σ</text:span></text:p>
          </draw:text-box>
        </draw:frame>
        <draw:frame draw:style-name="gr10" draw:text-style-name="P5" draw:layer="layout" svg:width="0.709cm" svg:height="0.175cm" svg:x="1.3cm" svg:y="0.889cm">
          <draw:text-box>
            <text:p text:style-name="P4"><text:span text:style-name="T1">Encoding</text:span></text:p>
          </draw:text-box>
        </draw:frame>
        <draw:frame draw:style-name="gr11" draw:text-style-name="P5" draw:layer="layout" svg:width="0.408cm" svg:height="0.175cm" svg:x="1.3cm" svg:y="1.065cm">
          <draw:text-box>
            <text:p text:style-name="P4"><text:span text:style-name="T1">LSTM</text:span></text:p>
          </draw:text-box>
        </draw:frame>
        <draw:polygon draw:style-name="gr9" draw:text-style-name="P9" draw:layer="layout" svg:width="0.832cm" svg:height="0.743cm" svg:x="0.185cm" svg:y="0.776cm" svg:viewBox="0 0 833 744" draw:points="0,0 833,0 833,744 0,744">
          <text:p/>
        </draw:polygon>
        <draw:polygon draw:style-name="gr2" draw:text-style-name="P2" draw:layer="layout" svg:width="0.832cm" svg:height="0.743cm" svg:x="0.185cm" svg:y="0.776cm" svg:viewBox="0 0 833 744" draw:points="0,0 833,0 833,744 0,744">
          <text:p/>
        </draw:polygon>
        <draw:frame draw:style-name="gr12" draw:text-style-name="P5" draw:layer="layout" svg:width="0.286cm" svg:height="0.175cm" svg:x="1.3cm" svg:y="1.241cm">
          <draw:text-box>
            <text:p text:style-name="P4"><text:span text:style-name="T1">Cell</text:span></text:p>
          </draw:text-box>
        </draw:frame>
        <draw:frame draw:style-name="gr10" draw:text-style-name="P5" draw:layer="layout" svg:width="0.709cm" svg:height="0.175cm" svg:x="0.258cm" svg:y="0.889cm">
          <draw:text-box>
            <text:p text:style-name="P4"><text:span text:style-name="T1">Encoding</text:span></text:p>
          </draw:text-box>
        </draw:frame>
        <draw:frame draw:style-name="gr11" draw:text-style-name="P5" draw:layer="layout" svg:width="0.408cm" svg:height="0.175cm" svg:x="0.258cm" svg:y="1.065cm">
          <draw:text-box>
            <text:p text:style-name="P4"><text:span text:style-name="T1">LSTM</text:span></text:p>
          </draw:text-box>
        </draw:frame>
        <draw:polygon draw:style-name="gr13" draw:text-style-name="P10" draw:layer="layout" svg:width="0.832cm" svg:height="0.742cm" svg:x="6.136cm" svg:y="0.778cm" svg:viewBox="0 0 833 743" draw:points="0,0 833,0 833,743 0,743">
          <text:p/>
        </draw:polygon>
        <draw:polygon draw:style-name="gr2" draw:text-style-name="P2" draw:layer="layout" svg:width="0.832cm" svg:height="0.742cm" svg:x="6.136cm" svg:y="0.778cm" svg:viewBox="0 0 833 743" draw:points="0,0 833,0 833,743 0,743">
          <text:p/>
        </draw:polygon>
        <draw:frame draw:style-name="gr12" draw:text-style-name="P5" draw:layer="layout" svg:width="0.286cm" svg:height="0.175cm" svg:x="0.258cm" svg:y="1.241cm">
          <draw:text-box>
            <text:p text:style-name="P4"><text:span text:style-name="T1">Cell</text:span></text:p>
          </draw:text-box>
        </draw:frame>
        <draw:frame draw:style-name="gr14" draw:text-style-name="P5" draw:layer="layout" svg:width="0.726cm" svg:height="0.175cm" svg:x="6.209cm" svg:y="0.89cm">
          <draw:text-box>
            <text:p text:style-name="P4"><text:span text:style-name="T1">Decoding</text:span></text:p>
          </draw:text-box>
        </draw:frame>
        <draw:frame draw:style-name="gr11" draw:text-style-name="P5" draw:layer="layout" svg:width="0.408cm" svg:height="0.175cm" svg:x="6.209cm" svg:y="1.066cm">
          <draw:text-box>
            <text:p text:style-name="P4"><text:span text:style-name="T1">LSTM</text:span></text:p>
          </draw:text-box>
        </draw:frame>
        <draw:polygon draw:style-name="gr6" draw:text-style-name="P7" draw:layer="layout" svg:width="0.237cm" svg:height="0.001cm" svg:x="4.853cm" svg:y="1.148cm" svg:viewBox="0 0 238 2" draw:points="0,0 238,2">
          <text:p/>
        </draw:polygon>
        <draw:line draw:style-name="gr2" draw:text-style-name="P2" draw:layer="layout" svg:x1="4.853cm" svg:y1="1.148cm" svg:x2="4.994cm" svg:y2="1.149cm">
          <text:p/>
        </draw:line>
        <draw:polygon draw:style-name="gr7" draw:text-style-name="P8" draw:layer="layout" svg:width="0.073cm" svg:height="0.053cm" svg:x="4.994cm" svg:y="1.122cm" svg:viewBox="0 0 74 54" draw:points="0,54 74,27 0,0">
          <text:p/>
        </draw:polygon>
        <draw:polygon draw:style-name="gr6" draw:text-style-name="P7" draw:layer="layout" svg:width="0.213cm" svg:height="0cm" svg:x="5.922cm" svg:y="1.149cm" svg:viewBox="0 0 214 0" draw:points="0,0 214,0">
          <text:p/>
        </draw:polygon>
        <draw:line draw:style-name="gr2" draw:text-style-name="P2" draw:layer="layout" svg:x1="5.922cm" svg:y1="1.149cm" svg:x2="6.04cm" svg:y2="1.149cm">
          <text:p/>
        </draw:line>
        <draw:polygon draw:style-name="gr7" draw:text-style-name="P8" draw:layer="layout" svg:width="0.073cm" svg:height="0.053cm" svg:x="6.04cm" svg:y="1.123cm" svg:viewBox="0 0 74 54" draw:points="0,54 74,26 0,0">
          <text:p/>
        </draw:polygon>
        <draw:polygon draw:style-name="gr6" draw:text-style-name="P7" draw:layer="layout" svg:width="0.209cm" svg:height="0cm" svg:x="1.017cm" svg:y="1.148cm" svg:viewBox="0 0 210 0" draw:points="0,0 210,0">
          <text:p/>
        </draw:polygon>
        <draw:line draw:style-name="gr2" draw:text-style-name="P2" draw:layer="layout" svg:x1="1.017cm" svg:y1="1.148cm" svg:x2="1.131cm" svg:y2="1.148cm">
          <text:p/>
        </draw:line>
        <draw:polygon draw:style-name="gr7" draw:text-style-name="P8" draw:layer="layout" svg:width="0.073cm" svg:height="0.053cm" svg:x="1.131cm" svg:y="1.121cm" svg:viewBox="0 0 74 54" draw:points="0,54 74,27 0,0">
          <text:p/>
        </draw:polygon>
        <draw:polygon draw:style-name="gr6" draw:text-style-name="P7" draw:layer="layout" svg:width="0.716cm" svg:height="0.298cm" svg:x="0.243cm" svg:y="1.758cm" svg:viewBox="0 0 717 299" draw:points="0,0 717,0 717,299 0,299">
          <text:p/>
        </draw:polygon>
        <draw:path draw:style-name="gr15" draw:text-style-name="P8" draw:layer="layout" svg:width="0.396cm" svg:height="0.124cm" svg:x="0.402cm" svg:y="1.892cm" svg:viewBox="0 0 397 125" svg:d="M62 123l-18-39c-1-4-4-7-6-9-3-2-7-3-11-3h-4v51h-23v-123h36c6 0 12 0 18 1 5 1 10 3 14 6s7 7 9 12c2 4 3 9 3 15 0 5-1 9-2 12-1 4-3 7-6 10-2 2-5 4-8 6-3 1-7 2-11 3 3 1 6 2 9 5 2 3 5 7 7 12l20 41zM56 37c0-6-2-11-6-13-4-3-9-4-17-4h-10v34h9c4 0 7 0 10-1 3 0 5-2 7-3 2-2 4-3 5-6 1-2 2-4 2-7zM164 123l-33-73-7-16v51 38h-22v-123h29l34 74 6 15v-55-34h21v123zM269 123l-32-73-7-16v51 38h-21v-123h28l34 74 6 15v-55-34h21v123zM397 95c0 6-1 10-3 14-3 4-6 7-10 10-4 2-8 4-13 5s-11 1-16 1c-7 0-13 0-19-1-5 0-11-1-16-2v-21c6 2 12 4 18 5s11 2 16 2c6 0 11-1 14-3s4-4 4-7c0-2 0-3-1-4 0-2-1-3-3-4s-4-2-7-3c-4-1-8-3-13-4-4-1-8-3-12-5-4-1-6-3-9-5-2-3-4-5-5-8s-2-7-2-11 1-7 3-11c2-3 4-6 8-9 3-2 8-4 13-6 5-1 11-2 18-2 6 0 11 0 16 1 5 0 9 1 12 2v19c-5-2-10-3-15-4s-10-1-14-1c-5 0-9 1-12 2-3 2-4 4-4 7 0 2 0 3 1 4s2 2 3 3c2 2 4 3 7 4s7 2 12 4c5 1 10 3 14 5 4 1 7 3 9 6 2 2 4 4 5 7s1 7 1 10z">
          <text:p/>
        </draw:path>
        <draw:polygon draw:style-name="gr6" draw:text-style-name="P7" draw:layer="layout" svg:width="0.715cm" svg:height="0.298cm" svg:x="1.286cm" svg:y="1.758cm" svg:viewBox="0 0 716 299" draw:points="0,0 716,0 716,299 0,299">
          <text:p/>
        </draw:polygon>
        <draw:path draw:style-name="gr15" draw:text-style-name="P8" draw:layer="layout" svg:width="0.418cm" svg:height="0.134cm" svg:x="1.433cm" svg:y="1.882cm" svg:viewBox="0 0 419 135" svg:d="M90 133h-25l-10-30-3-11-4 11-9 30h-26l-13-96h21l7 55 2 15 4-14 9-29h18l10 29 4 14 2-15 6-55h21zM205 85c0 7-2 14-4 21-2 6-5 11-9 16-4 4-9 7-15 10-5 2-12 3-20 3-7 0-13-1-19-3-5-2-10-5-14-9s-6-9-9-15c-2-6-3-14-3-22 0-7 1-14 4-20 2-8 5-13 9-17 4-5 9-8 15-11 5-2 12-3 19-3s14 1 19 3c6 2 11 5 15 9 3 5 6 10 8 17 2 6 4 13 4 21zM181 85c0-9-2-17-6-22-4-6-9-8-16-8-4 0-8 0-11 2-3 3-5 5-7 7-1 3-3 6-4 10 0 4-1 7-1 12 0 10 2 17 6 22s10 8 17 8c3 0 7-1 9-3 3-1 6-3 7-6 2-3 3-6 4-10 1-3 2-7 2-12zM286 75c0-4 0-7-1-9 0-3-1-5-2-6-1-3-2-4-4-5-1-1-3-1-5-1-3 0-7 1-11 4-3 4-7 9-11 15v60h-24v-96h21l1 14c1-3 3-5 5-7s4-3 7-5c2-1 5-2 8-3s6-1 9-1c5 0 9 1 13 2 4 2 7 4 9 8 3 3 5 7 6 12 1 6 2 12 2 18zM389 133l-35-47v47h-23v-133h23v78l33-41h29l-39 44 42 52z">
          <text:p/>
        </draw:path>
        <draw:polygon draw:style-name="gr6" draw:text-style-name="P7" draw:layer="layout" svg:width="0.716cm" svg:height="0.299cm" svg:x="4.067cm" svg:y="1.759cm" svg:viewBox="0 0 717 300" draw:points="0,0 717,0 717,300 0,300">
          <text:p/>
        </draw:polygon>
        <draw:path draw:style-name="gr15" draw:text-style-name="P8" draw:layer="layout" svg:width="0.51cm" svg:height="0.127cm" svg:x="4.17cm" svg:y="1.891cm" svg:viewBox="0 0 511 128" svg:d="M64 128l-64-54 64-54 14 15-46 39 46 39zM114 126v-124h74v19h-51v31h48v19h-48v35h51v20zM304 63c0 12-1 21-3 30-3 8-7 14-11 19-5 6-10 9-16 12-6 2-13 4-20 4-16 0-28-6-36-16-8-11-12-27-12-48 0-11 1-21 4-29 2-8 6-15 10-20 5-5 10-9 16-11 6-3 13-4 20-4 16 0 28 5 36 16s12 26 12 47zM280 64c0-15-2-25-6-33-4-7-10-10-19-10-4 0-8 1-11 2-4 2-6 5-8 9-2 3-4 7-5 13 0 5-1 11-1 18 0 15 2 26 6 33s10 11 19 11c4 0 8-1 11-3 4-2 6-4 8-8s4-8 4-13c1-5 2-12 2-19zM405 89c0 6-2 12-4 17-3 5-6 9-11 12-4 3-9 6-15 7-7 2-14 3-22 3-6 0-12-1-18-1-6-1-12-2-18-4v-23c3 1 6 2 9 3s6 1 9 2c4 1 7 1 10 2 3 0 6 0 9 0 4 0 8 0 12-1 3-1 6-2 8-3s3-3 4-5c1-1 1-3 1-6s-1-5-2-7c-2-2-4-4-7-6-3-1-6-3-11-4-3-1-7-3-11-5-4-1-7-3-11-5-3-2-7-4-9-7-3-2-5-5-7-9s-3-8-3-14c0-4 1-9 3-13 2-5 4-8 8-12 4-3 9-5 14-7 6-2 14-3 23-3 2 0 5 0 8 0 2 0 5 1 7 1 3 0 5 1 8 1 2 1 5 1 7 2v21c-2-1-5-2-7-2-2-1-5-1-7-2-3 0-6-1-8-1-3 0-5 0-7 0-5 0-9 0-12 1-3 0-5 1-7 2-1 1-3 3-4 5 0 1-1 3-1 5 0 3 1 5 3 7 1 2 4 3 7 5 2 1 6 3 9 4 5 1 9 3 12 4 4 2 8 3 11 5 4 2 7 4 10 7s5 6 7 10 3 9 3 14zM447 20l64 54-64 54-14-15 46-38-46-40z">
          <text:p/>
        </draw:path>
        <draw:polygon draw:style-name="gr6" draw:text-style-name="P7" draw:layer="layout" svg:width="0.716cm" svg:height="0.299cm" svg:x="5.148cm" svg:y="1.759cm" svg:viewBox="0 0 717 300" draw:points="0,0 717,0 717,300 0,300">
          <text:p/>
        </draw:polygon>
        <draw:path draw:style-name="gr15" draw:text-style-name="P8" draw:layer="layout" svg:width="0.396cm" svg:height="0.125cm" svg:x="5.307cm" svg:y="1.893cm" svg:viewBox="0 0 397 126" svg:d="M62 124l-18-40c-1-4-3-6-6-8s-7-3-11-3h-4v51h-23v-124h36c6 0 13 0 18 2 6 1 10 3 14 5 4 4 7 8 9 12s3 9 3 16c0 4 0 8-2 12-1 3-3 6-5 9-3 2-6 4-9 6s-7 3-11 3c3 1 6 3 9 5 2 3 5 7 7 12l20 42zM56 37c0-6-2-10-6-13s-9-4-17-4h-10v35h9c4 0 7-1 10-1 3-1 5-2 7-4 2-1 4-3 5-5 1-3 2-5 2-8zM163 124l-33-74-7-15v50 39h-21v-124h29l33 74 6 15v-54-35h21v124zM268 124l-32-74-7-15v50 39h-21v-124h28l34 74 6 15v-54-35h21v124zM397 95c0 6-1 11-3 14-3 4-6 7-10 10-4 2-8 4-13 5s-10 2-17 2-13-1-19-1c-5-1-11-2-16-3v-21c6 3 12 4 18 6 6 1 11 1 17 1 7 0 11-1 14-3s4-4 4-7c0-2 0-3-1-4 0-1-1-2-3-4-2-1-4-2-7-3-4-1-9-2-14-4-4-1-8-3-12-4-4-2-6-4-9-6-2-2-4-5-5-8s-2-6-2-10 1-8 3-11c2-4 4-7 8-9 3-3 8-5 13-7 5-1 11-2 19-2 6 0 11 0 16 1s9 1 12 2v19c-5-2-10-3-15-4s-10-1-14-1c-6 0-10 1-13 3-2 1-4 4-4 7 0 1 0 2 1 3 1 2 2 3 3 4 2 1 4 2 7 3s8 2 13 4c6 1 10 3 14 5s7 4 9 6 4 5 5 8c1 2 1 6 1 9z">
          <text:p/>
        </draw:path>
        <draw:polygon draw:style-name="gr6" draw:text-style-name="P7" draw:layer="layout" svg:width="0.716cm" svg:height="0.299cm" svg:x="6.194cm" svg:y="1.759cm" svg:viewBox="0 0 717 300" draw:points="0,0 717,0 717,300 0,300">
          <text:p/>
        </draw:polygon>
        <draw:path draw:style-name="gr15" draw:text-style-name="P8" draw:layer="layout" svg:width="0.419cm" svg:height="0.135cm" svg:x="6.341cm" svg:y="1.883cm" svg:viewBox="0 0 420 136" svg:d="M91 134h-25l-11-31-3-10-3 11-10 30h-25l-14-97h22l7 55 2 15 3-14 10-28h17l11 28 4 14 2-15 6-55h20zM204 85c0 8-1 14-3 21-2 6-5 11-9 16-4 4-9 8-15 10s-12 4-20 4c-7 0-13-1-19-3-5-2-10-6-14-10s-7-9-9-15-3-13-3-22c0-7 1-14 3-20 3-6 6-13 10-17s9-8 14-10c6-3 13-4 20-4s14 1 19 3c6 2 10 6 14 10s7 9 9 16c2 6 3 13 3 21zM180 86c0-10-1-18-5-23s-9-8-17-8c-4 0-7 1-10 2-3 3-5 5-7 8-2 2-3 6-4 9-1 4-1 8-1 12 0 10 2 17 6 22s9 8 16 8c4 0 8-1 10-2 3-2 5-4 7-7s3-6 4-9c1-4 1-8 1-12zM286 75c1-3 0-6 0-9-1-2-1-4-2-6-1-3-3-4-4-5-2 0-3-1-5-1-4 0-7 2-11 5-3 3-7 8-12 14v61h-23v-97h21l1 14c1-2 3-5 5-6 2-2 4-4 6-6 3-1 5-2 8-3s7-1 10-1c5 0 9 1 13 3 4 1 7 4 9 7 3 3 5 7 6 12 1 6 2 12 1 18zM390 134l-35-48v48h-23v-134h23v78l33-41h29l-39 45 42 52z">
          <text:p/>
        </draw:path>
        <draw:polygon draw:style-name="gr13" draw:text-style-name="P10" draw:layer="layout" svg:width="0.831cm" svg:height="0.743cm" svg:x="4.022cm" svg:y="0.776cm" svg:viewBox="0 0 832 744" draw:points="0,0 832,0 832,744 0,744">
          <text:p/>
        </draw:polygon>
        <draw:polygon draw:style-name="gr2" draw:text-style-name="P2" draw:layer="layout" svg:width="0.831cm" svg:height="0.743cm" svg:x="4.022cm" svg:y="0.776cm" svg:viewBox="0 0 832 744" draw:points="0,0 832,0 832,744 0,744">
          <text:p/>
        </draw:polygon>
        <draw:frame draw:style-name="gr12" draw:text-style-name="P5" draw:layer="layout" svg:width="0.286cm" svg:height="0.175cm" svg:x="6.209cm" svg:y="1.242cm">
          <draw:text-box>
            <text:p text:style-name="P4"><text:span text:style-name="T1">Cell</text:span></text:p>
          </draw:text-box>
        </draw:frame>
        <draw:frame draw:style-name="gr14" draw:text-style-name="P5" draw:layer="layout" svg:width="0.726cm" svg:height="0.175cm" svg:x="4.094cm" svg:y="0.889cm">
          <draw:text-box>
            <text:p text:style-name="P4"><text:span text:style-name="T1">Decoding</text:span></text:p>
          </draw:text-box>
        </draw:frame>
        <draw:frame draw:style-name="gr11" draw:text-style-name="P5" draw:layer="layout" svg:width="0.408cm" svg:height="0.175cm" svg:x="4.094cm" svg:y="1.065cm">
          <draw:text-box>
            <text:p text:style-name="P4"><text:span text:style-name="T1">LSTM</text:span></text:p>
          </draw:text-box>
        </draw:frame>
        <draw:polygon draw:style-name="gr13" draw:text-style-name="P10" draw:layer="layout" svg:width="0.832cm" svg:height="0.742cm" svg:x="5.09cm" svg:y="0.778cm" svg:viewBox="0 0 833 743" draw:points="0,0 833,0 833,743 0,743">
          <text:p/>
        </draw:polygon>
        <draw:polygon draw:style-name="gr2" draw:text-style-name="P2" draw:layer="layout" svg:width="0.832cm" svg:height="0.742cm" svg:x="5.09cm" svg:y="0.778cm" svg:viewBox="0 0 833 743" draw:points="0,0 833,0 833,743 0,743">
          <text:p/>
        </draw:polygon>
        <draw:frame draw:style-name="gr12" draw:text-style-name="P5" draw:layer="layout" svg:width="0.286cm" svg:height="0.175cm" svg:x="4.094cm" svg:y="1.241cm">
          <draw:text-box>
            <text:p text:style-name="P4"><text:span text:style-name="T1">Cell</text:span></text:p>
          </draw:text-box>
        </draw:frame>
        <draw:frame draw:style-name="gr14" draw:text-style-name="P5" draw:layer="layout" svg:width="0.726cm" svg:height="0.175cm" svg:x="5.163cm" svg:y="0.89cm">
          <draw:text-box>
            <text:p text:style-name="P4"><text:span text:style-name="T1">Decoding</text:span></text:p>
          </draw:text-box>
        </draw:frame>
        <draw:frame draw:style-name="gr11" draw:text-style-name="P5" draw:layer="layout" svg:width="0.408cm" svg:height="0.175cm" svg:x="5.163cm" svg:y="1.066cm">
          <draw:text-box>
            <text:p text:style-name="P4"><text:span text:style-name="T1">LSTM</text:span></text:p>
          </draw:text-box>
        </draw:frame>
        <draw:polygon draw:style-name="gr6" draw:text-style-name="P7" draw:layer="layout" svg:width="0.012cm" svg:height="0.24cm" svg:x="4.425cm" svg:y="1.519cm" svg:viewBox="0 0 13 241" draw:points="0,241 13,0">
          <text:p/>
        </draw:polygon>
        <draw:line draw:style-name="gr2" draw:text-style-name="P2" draw:layer="layout" svg:x1="4.425cm" svg:y1="1.76cm" svg:x2="4.433cm" svg:y2="1.615cm">
          <text:p/>
        </draw:line>
        <draw:polygon draw:style-name="gr7" draw:text-style-name="P8" draw:layer="layout" svg:width="0.054cm" svg:height="0.074cm" svg:x="4.406cm" svg:y="1.542cm" svg:viewBox="0 0 55 75" draw:points="55,75 31,0 0,73">
          <text:p/>
        </draw:polygon>
        <draw:polygon draw:style-name="gr6" draw:text-style-name="P7" draw:layer="layout" svg:width="0cm" svg:height="0.238cm" svg:x="5.506cm" svg:y="1.52cm" svg:viewBox="0 0 0 239" draw:points="0,239 0,0">
          <text:p/>
        </draw:polygon>
        <draw:line draw:style-name="gr2" draw:text-style-name="P2" draw:layer="layout" svg:x1="5.506cm" svg:y1="1.759cm" svg:x2="5.506cm" svg:y2="1.616cm">
          <text:p/>
        </draw:line>
        <draw:polygon draw:style-name="gr7" draw:text-style-name="P8" draw:layer="layout" svg:width="0.053cm" svg:height="0.072cm" svg:x="5.48cm" svg:y="1.544cm" svg:viewBox="0 0 54 73" draw:points="54,73 27,0 0,73">
          <text:p/>
        </draw:polygon>
        <draw:polygon draw:style-name="gr6" draw:text-style-name="P7" draw:layer="layout" svg:width="0cm" svg:height="0.238cm" svg:x="6.552cm" svg:y="1.52cm" svg:viewBox="0 0 0 239" draw:points="0,239 0,0">
          <text:p/>
        </draw:polygon>
        <draw:line draw:style-name="gr2" draw:text-style-name="P2" draw:layer="layout" svg:x1="6.552cm" svg:y1="1.759cm" svg:x2="6.552cm" svg:y2="1.616cm">
          <text:p/>
        </draw:line>
        <draw:polygon draw:style-name="gr7" draw:text-style-name="P8" draw:layer="layout" svg:width="0.053cm" svg:height="0.072cm" svg:x="6.526cm" svg:y="1.544cm" svg:viewBox="0 0 54 73" draw:points="54,73 27,0 0,73">
          <text:p/>
        </draw:polygon>
        <draw:polygon draw:style-name="gr6" draw:text-style-name="P7" draw:layer="layout" svg:width="0cm" svg:height="0.238cm" svg:x="1.643cm" svg:y="1.519cm" svg:viewBox="0 0 0 239" draw:points="0,239 0,0">
          <text:p/>
        </draw:polygon>
        <draw:line draw:style-name="gr2" draw:text-style-name="P2" draw:layer="layout" svg:x1="1.643cm" svg:y1="1.758cm" svg:x2="1.643cm" svg:y2="1.615cm">
          <text:p/>
        </draw:line>
        <draw:polygon draw:style-name="gr7" draw:text-style-name="P8" draw:layer="layout" svg:width="0.053cm" svg:height="0.072cm" svg:x="1.617cm" svg:y="1.543cm" svg:viewBox="0 0 54 73" draw:points="54,73 26,0 0,73">
          <text:p/>
        </draw:polygon>
        <draw:polygon draw:style-name="gr6" draw:text-style-name="P7" draw:layer="layout" svg:width="0cm" svg:height="0.238cm" svg:x="0.601cm" svg:y="1.519cm" svg:viewBox="0 0 0 239" draw:points="0,239 0,0">
          <text:p/>
        </draw:polygon>
        <draw:line draw:style-name="gr2" draw:text-style-name="P2" draw:layer="layout" svg:x1="0.601cm" svg:y1="1.758cm" svg:x2="0.601cm" svg:y2="1.615cm">
          <text:p/>
        </draw:line>
        <draw:polygon draw:style-name="gr7" draw:text-style-name="P8" draw:layer="layout" svg:width="0.052cm" svg:height="0.072cm" svg:x="0.575cm" svg:y="1.543cm" svg:viewBox="0 0 53 73" draw:points="53,73 26,0 0,73">
          <text:p/>
        </draw:polygon>
        <draw:polygon draw:style-name="gr6" draw:text-style-name="P7" draw:layer="layout" svg:width="0.716cm" svg:height="0.299cm" svg:x="4.102cm" svg:y="0.238cm" svg:viewBox="0 0 717 300" draw:points="0,0 717,0 717,300 0,300">
          <text:p/>
        </draw:polygon>
        <draw:path draw:style-name="gr15" draw:text-style-name="P8" draw:layer="layout" svg:width="0.396cm" svg:height="0.125cm" svg:x="4.261cm" svg:y="0.372cm" svg:viewBox="0 0 397 126" svg:d="M62 124l-18-40c-1-4-3-6-6-8s-7-3-11-3h-4v51h-23v-124h36c6 0 13 1 18 2 6 1 10 3 14 5 4 3 7 7 9 11s3 9 3 16c0 4 0 8-2 13-1 3-3 6-5 9-3 2-6 4-9 6s-7 3-11 3c3 1 6 3 9 5 2 3 5 7 7 12l20 42zM56 36c0-6-2-10-6-13s-9-4-17-4h-10v36h9c4 0 7-1 10-1 3-1 5-2 7-4 2-1 4-3 5-5 1-4 2-6 2-9zM163 124l-33-74-7-16v51 39h-21v-124h29l33 75 6 14v-55-34h21v124zM270 124l-33-74-7-16v51 39h-22v-124h29l34 75 6 14v-55-34h21v124zM397 96c0 5-1 10-3 13-3 4-6 7-10 10-4 2-8 4-13 5s-10 2-16 2c-7 0-13-1-19-1-5-1-11-2-16-3v-21c6 3 12 4 18 6 6 1 11 1 17 1s10-1 13-3 4-4 4-7c0-2 0-3-1-4 0-1-1-2-3-3-2-2-4-3-7-4s-8-2-13-4c-4-1-8-3-12-4-3-2-6-4-9-6-2-2-4-5-5-8s-2-6-2-10 1-8 3-11c2-5 4-8 8-10 3-3 8-5 13-7 5-1 11-2 18-2 6 0 11 0 16 1s9 1 12 2v20c-5-2-10-3-15-4-5-2-10-2-14-2-5 0-9 2-12 4-2 1-4 4-4 7 0 1 0 2 1 4 1 1 2 2 3 3 2 1 4 2 7 3s7 2 12 4c6 1 10 3 14 5s7 4 9 6 4 5 5 8 1 6 1 10z">
          <text:p/>
        </draw:path>
        <draw:polygon draw:style-name="gr6" draw:text-style-name="P7" draw:layer="layout" svg:width="0.716cm" svg:height="0.299cm" svg:x="6.252cm" svg:y="0.238cm" svg:viewBox="0 0 717 300" draw:points="0,0 717,0 717,300 0,300">
          <text:p/>
        </draw:polygon>
        <draw:path draw:style-name="gr15" draw:text-style-name="P8" draw:layer="layout" svg:width="0.509cm" svg:height="0.127cm" svg:x="6.356cm" svg:y="0.37cm" svg:viewBox="0 0 510 128" svg:d="M63 128l-63-55 63-53 14 15-46 38 46 40zM113 126v-124h74v19h-51v31h48v19h-48v35h51v20zM304 63c0 11-1 21-3 30-3 8-7 14-11 19-5 6-10 9-16 12-6 2-13 4-20 4-16 0-28-6-36-16-9-11-13-27-13-48 0-11 1-21 4-29 2-8 7-15 11-20 5-5 10-9 16-11 6-3 13-4 20-4 16 0 28 5 36 16s12 26 12 47zM280 64c0-15-2-25-6-33-4-7-10-10-19-10-4 0-8 1-11 2-3 2-6 5-8 9-2 3-4 7-4 13-1 5-2 11-2 18 0 14 2 26 6 33s10 11 19 11c5 0 8-1 11-3 4-2 6-4 8-8s4-8 5-13c1-6 1-12 1-19zM404 89c0 6-2 12-4 17-3 5-6 9-11 12-4 3-9 6-15 7-7 2-13 3-20 3s-13-1-19-1c-6-1-12-2-18-4v-23c3 1 6 2 9 3s6 2 10 2c3 1 6 1 9 2 3 0 6 0 9 0 4 0 8 0 11-1s6-2 8-3 3-3 4-5c1-1 1-3 1-6s-1-5-2-7c-2-3-4-5-7-7-3-1-6-3-10-4-3-1-7-2-11-4-3-1-7-3-11-5-3-2-7-4-9-6-3-3-5-6-7-10s-3-8-3-14c0-4 1-9 3-13 2-5 4-8 8-12 4-3 9-5 15-7 5-2 13-3 21-3 2 0 5 0 8 0 2 0 5 1 7 1 3 0 6 1 8 1 2 1 5 1 7 2v21c-2-1-5-2-7-2-2-1-5-1-7-2-3 0-5-1-8-1s-5 0-7 0c-4 0-8 0-11 1-2 0-5 1-7 2-1 2-3 3-4 5 0 1-1 3-1 5 0 3 1 5 3 7s4 3 7 5c3 1 6 3 9 4 4 1 8 3 11 4 4 2 8 3 11 5 4 2 7 4 10 7s5 6 7 10c2 3 3 9 3 14zM446 20l64 53-64 55-14-15 46-39-46-39z">
          <text:p/>
        </draw:path>
        <draw:polygon draw:style-name="gr6" draw:text-style-name="P7" draw:layer="layout" svg:width="0.716cm" svg:height="0.299cm" svg:x="5.148cm" svg:y="0.238cm" svg:viewBox="0 0 717 300" draw:points="0,0 717,0 717,300 0,300">
          <text:p/>
        </draw:polygon>
        <draw:path draw:style-name="gr15" draw:text-style-name="P8" draw:layer="layout" svg:width="0.419cm" svg:height="0.135cm" svg:x="5.295cm" svg:y="0.362cm" svg:viewBox="0 0 420 136" svg:d="M92 134h-25l-10-32-4-10-3 11-10 31h-25l-15-97h23l7 54 2 16 3-14 10-29h18l10 28 4 15 2-16 6-54h20zM205 84c0 8-1 15-3 22-2 6-5 11-9 16-4 4-9 8-15 10s-12 4-20 4c-7 0-13-1-19-3-5-2-10-5-14-10-4-4-7-9-9-15-2-7-3-14-3-23 0-7 1-14 3-20 3-6 6-12 10-16s9-8 14-10c6-3 13-4 20-4s14 1 19 3c6 2 10 6 14 10s7 9 9 15 3 13 3 21zM181 85c0-10-1-18-5-22-4-5-9-8-17-8-4 0-7 1-10 2-3 2-5 4-7 7-2 2-3 6-4 9-1 4-1 8-1 12 0 10 2 17 6 23 4 5 10 8 16 8 4 0 8-1 10-2 3-2 5-4 7-7 2-2 3-7 4-10 1-4 1-8 1-12zM286 74c1-3 0-6 0-9-1-2-1-4-2-6s-3-3-4-4c-2 0-3-1-5-1-4 0-7 2-11 5-3 2-7 7-12 13v62h-23v-97h21l1 14c1-2 3-4 5-6s4-4 6-6c3-1 5-2 8-3s7-1 10-1c5 0 9 1 13 3 4 1 7 4 9 7 3 3 5 7 6 12s2 11 2 17zM390 134l-35-49v49h-23v-134h23v78l33-41h29l-39 44 42 53z">
          <text:p/>
        </draw:path>
        <draw:polygon draw:style-name="gr6" draw:text-style-name="P7" draw:layer="layout" svg:width="0cm" svg:height="0.237cm" svg:x="4.46cm" svg:y="0.548cm" svg:viewBox="0 0 0 238" draw:points="0,238 0,0">
          <text:p/>
        </draw:polygon>
        <draw:line draw:style-name="gr2" draw:text-style-name="P2" draw:layer="layout" svg:x1="4.46cm" svg:y1="0.786cm" svg:x2="4.46cm" svg:y2="0.644cm">
          <text:p/>
        </draw:line>
        <draw:polygon draw:style-name="gr7" draw:text-style-name="P8" draw:layer="layout" svg:width="0.053cm" svg:height="0.073cm" svg:x="4.434cm" svg:y="0.571cm" svg:viewBox="0 0 54 74" draw:points="54,74 27,0 0,74">
          <text:p/>
        </draw:polygon>
        <draw:polygon draw:style-name="gr6" draw:text-style-name="P7" draw:layer="layout" svg:width="0cm" svg:height="0.237cm" svg:x="5.506cm" svg:y="0.548cm" svg:viewBox="0 0 0 238" draw:points="0,238 0,0">
          <text:p/>
        </draw:polygon>
        <draw:line draw:style-name="gr2" draw:text-style-name="P2" draw:layer="layout" svg:x1="5.506cm" svg:y1="0.786cm" svg:x2="5.506cm" svg:y2="0.644cm">
          <text:p/>
        </draw:line>
        <draw:polygon draw:style-name="gr7" draw:text-style-name="P8" draw:layer="layout" svg:width="0.053cm" svg:height="0.073cm" svg:x="5.48cm" svg:y="0.571cm" svg:viewBox="0 0 54 74" draw:points="54,74 27,0 0,74">
          <text:p/>
        </draw:polygon>
        <draw:polygon draw:style-name="gr6" draw:text-style-name="P7" draw:layer="layout" svg:width="0cm" svg:height="0.237cm" svg:x="6.552cm" svg:y="0.548cm" svg:viewBox="0 0 0 238" draw:points="0,238 0,0">
          <text:p/>
        </draw:polygon>
        <draw:line draw:style-name="gr2" draw:text-style-name="P2" draw:layer="layout" svg:x1="6.552cm" svg:y1="0.786cm" svg:x2="6.552cm" svg:y2="0.644cm">
          <text:p/>
        </draw:line>
        <draw:polygon draw:style-name="gr7" draw:text-style-name="P8" draw:layer="layout" svg:width="0.053cm" svg:height="0.073cm" svg:x="6.526cm" svg:y="0.571cm" svg:viewBox="0 0 54 74" draw:points="54,74 27,0 0,74">
          <text:p/>
        </draw:polygon>
        <draw:frame draw:style-name="gr12" draw:text-style-name="P5" draw:layer="layout" svg:width="0.286cm" svg:height="0.175cm" svg:x="5.163cm" svg:y="1.242cm">
          <draw:text-box>
            <text:p text:style-name="P4"><text:span text:style-name="T1">Ce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000000001bfd5b401" svg:font-family="font000000001bfd5b40"/>
    <style:font-face style:name="Liberation Sans1" svg:font-family="'Liberation Sans'" style:font-pitch="variable"/>
    <style:font-face style:name="Tahoma1" svg:font-family="Tahoma" style:font-pitch="variable"/>
    <style:font-face style:name="font000000001bfd5b40" svg:font-family="font000000001bfd5b4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112cm" fo:page-height="2.4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03:25:10.526805930</meta:creation-date>
    <dc:date>2018-12-21T00:15:11.393281683</dc:date>
    <meta:editing-duration>PT2M25S</meta:editing-duration>
    <meta:editing-cycles>2</meta:editing-cycles>
    <meta:generator>LibreOffice/5.1.6.2$Linux_X86_64 LibreOffice_project/10m0$Build-2</meta:generator>
    <meta:document-statistic meta:object-count="102"/>
  </office:meta>
</office:document-meta>
</file>